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line-through-style="solid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3_1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. M. Fleischm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September 17, 1897</text:p>
      <text:p text:style-name="P6">Month<text:tab/><text:tab/><text:tab/><text:tab/><text:tab/><text:tab/>September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Leo Loeb, President.<text:tab/><text:tab/>Jacob Miller, Treasurer.<text:tab/><text:tab/>B. F. Teller, Secretary./</text:p>
      <text:p text:style-name="P2">The Jewish Foster Home &amp; Orphan Asylum./</text:p>
      <text:p text:style-name="P2">Mill Street, Germantown./</text:p>
      <text:p text:style-name="P4">Philadelphia, Sept. 17 1897/</text:p>
      <text:p text:style-name="P3">Dr S. Morais,/</text:p>
      <text:p text:style-name="P3"><text:tab/>My dear Sir &amp; friend/</text:p>
      <text:p text:style-name="P3"><text:tab/><text:tab/>The basket of beauti-/ful peaches which our boy brings you/ are the <text:span text:style-name="T2">first fruit</text:span><text:span text:style-name="T3"> picked from a/ little tree which our gardener planted/ only a few years ago. <text:s/>I showed them/ to the children at noon and read to/ them the 19 verse of the 23</text:span><text:span text:style-name="T4">d</text:span><text:span text:style-name="T5"> Chapt. of Exodus./ <text:s/>"The first of the first fruits of thy land/ shalt thou bring with the house of the/ Lord thy God." <text:s/>I explained to them the/ reason of all this and told them that/ as you were one of the founders of their/ beautiful Home, I would send them/ to you &amp; ask that they might stand/ on your pulpit tomorrow and the/ usual blessing pronounced over/ them. <text:s/>My idea is that as there/ are 32 peaches, if 32 members/</text:span></text:p>
      <text:p text:style-name="P3"><text:soft-page-break/><text:span text:style-name="T5">[Page 2]</text:span></text:p>
      <text:p text:style-name="P3"><text:span text:style-name="T5">would redeem a peach with </text:span><text:span text:style-name="T6">the</text:span><text:span text:style-name="T5"> a/ free will offering, the money could/ be used for the congregation, or/ any other good purpose, and the/ fruit sent to the inmates of the Home/ for Aged and to the Incurables at the Jewish/ hospital. <text:s/>This however is only a/ suggestion. <text:s/>Should you desire to carry/ it out, please let me know and I/ will send for the basket. <text:s/>The/ main motive is my desire that the/ children should see the practical/ illustration of our beautiful Law,/ learning self-abnegation, and that/ the Foster Home should be a/ living exponent of all that is good/ and beautiful in our blessed faith/ Yours sincerely/ S M Fleischma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4:37:18.82</meta:creation-date>
    <dc:date>2012-01-11T14:46:58.54</dc:date>
    <dc:creator>Penn Libraries</dc:creator>
    <meta:editing-duration>PT00H09M3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443" meta:character-count="2806"/>
  </office:meta>
</office:document-meta>
</file>